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³Ð'68ðÿ¿ˆÛ`'1" svg:font-family="³Ð'68ðÿ¿ˆÛ`'1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0.559cm" fo:text-align="start" style:justify-single-word="false" style:text-autospace="none"/>
      <style:text-properties style:font-name="Helvetica" fo:font-size="11pt" style:font-size-asian="11pt" style:font-size-complex="11pt"/>
    </style:style>
    <style:style style:name="P2" style:family="paragraph" style:parent-style-name="Standard">
      <style:paragraph-properties fo:line-height="0.559cm" fo:text-align="start" style:justify-single-word="false" style:text-autospace="none"/>
      <style:text-properties style:font-name="Helvetica" fo:font-size="11pt" style:font-name-asian="³Ð'68ðÿ¿ˆÛ`'1" style:font-size-asian="11pt" style:font-name-complex="³Ð'68ðÿ¿ˆÛ`'1" style:font-size-complex="11pt"/>
    </style:style>
    <style:style style:name="P3" style:family="paragraph" style:parent-style-name="Standard">
      <style:paragraph-properties fo:line-height="0.559cm" fo:text-align="start" style:justify-single-word="false" style:text-autospace="none"/>
      <style:text-properties style:font-name="Helvetica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el Alles muss weg</text:p>
      <text:p text:style-name="P1"/>
      <text:p text:style-name="P1">Alles muss weg!</text:p>
      <text:p text:style-name="P1">9 Tage urbaner Ausverkauf</text:p>
      <text:p text:style-name="P1">Begehbare Stadtinstallation im Schiffbau Zürich 2011/12</text:p>
      <text:p text:style-name="P1"/>
      <text:p text:style-name="P1">Konzept Lukas Bärfuss, Katja Hagedorn, Anja Kerschkewicz, Bettina Meyer, Nadia Schrader</text:p>
      <text:p text:style-name="P1">Technische Einrichtung Dani L<text:span text:style-name="T1">ö</text:span> tscher / Produktionsleitung Nadia Schrader / Beleuchtung</text:p>
      <text:p text:style-name="P1">Michel Güntert / Ton und Video Paul Hug, Markus Keller, Renata Vonarburg,</text:p>
      <text:p text:style-name="P1">Holger Wendt / Requisite Rock Battaglia, Marianne Boos, Seraina Heinz, Catia Koller, Dani Läuchli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³Ð'68ðÿ¿ˆÛ`'1" svg:font-family="³Ð'68ðÿ¿ˆÛ`'1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17T08:46:32</meta:creation-date>
    <dc:date>2015-03-17T09:23:10</dc:date>
    <meta:editing-duration>PT6M34S</meta:editing-duration>
    <meta:editing-cycles>2</meta:editing-cycles>
    <meta:generator>OpenOffice/4.1.1$Unix OpenOffice.org_project/411m6$Build-9775</meta:generator>
    <meta:document-statistic meta:table-count="0" meta:image-count="0" meta:object-count="0" meta:page-count="1" meta:paragraph-count="8" meta:word-count="65" meta:character-count="460"/>
  </office:meta>
</office:document-meta>
</file>